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text:p>
      <text:p text:style-name="Heading_20_2.author">Élisabeth Henry </text:p>
      <text:h text:style-name="Heading_20_1">
1. Crowbook</text:h>
      <text:p text:style-name="Text_20_body"><text:a xlink:type="simple" xlink:href="https://travis-ci.org/lise-henry/crowbook"> </text:a></text:p>
      <text:p text:style-name="Text_20_body">Render a markdown book in HTML, Epub or PDF.</text:p>
      <text:p text:style-name="Text_20_body">Crowbook's purpose is to allow you to automatically generate multiple outputs formats from a book written in Markdown. Its main focus is novels, and the default settings should (hopefully) generate readables book with correct typography.</text:p>
      <text:h text:style-name="Heading_20_2">
Installing</text:h>
      <text:p text:style-name="Text_20_body">There are two ways to get <text:span text:style-name="Preformatted_20_Text">crowbook</text:span>: either use a precompiled binary or build it yourself.</text:p>
      <text:h text:style-name="Heading_20_3">
Binaries</text:h>
      <text:p text:style-name="Text_20_body">See to download a precompiled binary for your architecture (currently: Linux, Windows and MacOSX). Just extract the archive and run <text:span text:style-name="Preformatted_20_Text">crowbook</text:span> (you might also want to copy the binary somewhere in your <text:span text:style-name="Preformatted_20_Text">PATH</text:span> for later usage).</text:p>
      <text:h text:style-name="Heading_20_3">
Building</text:h>
      <text:p text:style-name="Text_20_body">You'll need to have the <text:a xlink:type="simple" xlink:href="https://www.rust-lang.org/">Rust</text:a> compiler on your machine first; you can <text:a xlink:type="simple" xlink:href="https://www.rust-lang.org/downloads.html">download and install it here</text:a>. Once it is down:</text:p>
      <text:p text:style-name="Text_20_Body">$ cargo install crowbook
</text:p>
      <text:p text:style-name="Text_20_body">will automatically download the latest <text:span text:style-name="Preformatted_20_Text">crowbook</text:span> release on and install it.</text:p>
      <text:h text:style-name="Heading_20_2">
Usage</text:h>
      <text:p text:style-name="Text_20_body">The simplest command is:</text:p>
      <text:p text:style-name="Text_20_Body">$ crowbook &lt;BOOK&gt;
</text:p>
      <text:p text:style-name="Text_20_body">Where <text:span text:style-name="Preformatted_20_Text">BOOK</text:span> is a configuration file. Crowbook will then parse this file and generate a book in HTML, Epub, LaTeX, and/or PDF, according to the settings in the configuration file. So if you clone this repository and run</text:p>
      <text:p text:style-name="Text_20_Body">$ crowbook book_example/config.book
</text:p>
      <text:p text:style-name="Text_20_body">you'll generate the example book in various formats. The HTML version should look <text:a xlink:type="simple" xlink:href="http://lise-henry.github.io/crowbook/book.html">like that</text:a>.</text:p>
      <text:p text:style-name="Text_20_body">To create a new book, assuming you have a list of Markdown files, you can generate a template configuration file with the <text:span text:style-name="Preformatted_20_Text">--create</text:span> argument:</text:p>
      <text:p text:style-name="Text_20_Body">$ crowbook --create my.book chapter_*.md
</text:p>
      <text:p text:style-name="Text_20_body">This will generate a default <text:span text:style-name="Preformatted_20_Text">my.book</text:span> file, which you'll need to complete.</text:p>
      <text:p text:style-name="Text_20_body">This configuration file contains some metadata, options, and lists the Markdown files. Here is a basic example:</text:p>
      <text:p text:style-name="Text_20_Body">author: Joan Doe
title: Some book
lang: en

output_html: some_book.html

+ chapter_1.md
+ chapter_2.md
+ chapter_3.md
+ ...
</text:p>
      <text:p text:style-name="Text_20_body">For more information see <text:a xlink:type="simple" xlink:href="book_example/config.md">the configuration file page</text:a>, or the whole <text:a xlink:type="simple" xlink:href="book_example">book_example</text:a> directory. (A (not necessarily up-to-date) <text:a xlink:type="simple" xlink:href="http://lise-henry.github.io/crowbook/book.html">rendered version is available in HTML here</text:a>).</text:p>
      <text:p text:style-name="Text_20_body">It is also possible to give additional parameters to <text:span text:style-name="Preformatted_20_Text">crowbook</text:span>; we have already seen <text:span text:style-name="Preformatted_20_Text">--create</text:span>, but if you want the full list, see <text:a xlink:type="simple" xlink:href="book_example/arguments.md">the arguments page</text:a>.</text:p>
      <text:h text:style-name="Heading_20_2">
Current features</text:h>
      <text:h text:style-name="Heading_20_3">
Output formats</text:h>
      <text:p text:style-name="Text_20_body">Crowbook (to my knowledge) correctly supports HTML and EPUB (either version 2 or 3) as output formats: rendered files should pass respectively the <text:a xlink:type="simple" xlink:href="https://validator.w3.org/">W3C validator</text:a> and the <text:a xlink:type="simple" xlink:href="http://validator.idpf.org/">IDPF EPUB validator</text:a> for a wide range of (correctly Markdown formatted) input files. See the example book rendered in <text:a xlink:type="simple" xlink:href="http://lise-henry.github.io/crowbook/book.html">HTML</text:a> and <text:a xlink:type="simple" xlink:href="http://lise-henry.github.io/crowbook/book.epub">EPUB</text:a> on github.io.</text:p>
      <text:p text:style-name="Text_20_body">LaTeX output is a bit more tricky: it should work reasonably well for novels (the primary target of Crowbook), but <text:span text:style-name="Preformatted_20_Text">pdflatex</text:span> might occasionally choke on some « weird » unicode character. Moreover, the rendering of code blocks is not entirely satisfactory and images are not yet implemented. See the example book rendered in <text:a xlink:type="simple" xlink:href="http://lise-henry.github.io/crowbook/book.pdf">PDF</text:a> on github.io.</text:p>
      <text:p text:style-name="Text_20_body">ODT output is experimental at best. It might work if your inputs files only include very basic formatting (basically, headers, emphasis and bold), it will probably look ugly in the rest of the cases, and it might miserably fail in some. See the example book rendered in <text:a xlink:type="simple" xlink:href="http://lise-henry.github.io/crowbook/book.odt">ODT</text:a> on github.io if you want to hurt your eyes.</text:p>
      <text:h text:style-name="Heading_20_3">
Input format</text:h>
      <text:p text:style-name="Text_20_body">Crowbook uses <text:a xlink:type="simple" xlink:href="https://crates.io/crates/pulldown-cmark">pulldown-cmark</text:a> and thus should support most of commonmark Markdown. Inline HTML, however, is not implemented, and probably won't be, as the goal is to have books that can also be generated in PDF (and maybe eventually ODT).</text:p>
      <text:p text:style-name="Text_20_body">Maybe the most specific "feature" of Crowbook is that (by default, it can be deactivated) it tries to "clean" the input files. By default this doesn't do much (except removing superfluous spaces), but if the book's language is set to french it tries to respect french typography, replacing spaces with non-breaking ones when it is appropriate (e.g. in french you are supposed to put a non-breaking space before '?', '!', ';' or ':'). This feature is relatively limited at the moment, but I might try to add more options and support for more languages.</text:p>
      <text:p text:style-name="Text_20_body">See also <text:a xlink:type="simple" xlink:href="Bugs.md">Bugs</text:a>.</text:p>
      <text:h text:style-name="Heading_20_2">
Acknowledgements</text:h>
      <text:p text:style-name="Text_20_body">Besides the Rust compiler and standard library, Crowbook uses the following libraries:</text:p>
      <text:list>
        <text:list-item>
          <text:p><text:a xlink:type="simple" xlink:href="https://crates.io/crates/pulldown-cmark">pulldown-cmark</text:a> (for parsing markdown)</text:p>
        </text:list-item>
        <text:list-item>
          <text:p><text:a xlink:type="simple" xlink:href="https://crates.io/crates/mustache">mustache</text:a> (for templating)</text:p>
        </text:list-item>
        <text:list-item>
          <text:p><text:a xlink:type="simple" xlink:href="https://github.com/kbknapp/clap-rs">clap</text:a> (for parsing command line arguments)</text:p>
        </text:list-item>
        <text:list-item>
          <text:p><text:a xlink:type="simple" xlink:href="https://crates.io/crates/chrono">chrono</text:a> (date and time library)</text:p>
        </text:list-item>
        <text:list-item>
          <text:p><text:a xlink:type="simple" xlink:href="https://crates.io/crates/uuid">uuid</text:a> (to generate uuid)</text:p>
        </text:list-item>
      </text:list>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h text:style-name="Heading_20_2">
ChangeLog</text:h>
      <text:p text:style-name="Text_20_body">See <text:a xlink:type="simple" xlink:href="ChangeLog.md">ChangeLog</text:a>.</text:p>
      <text:h text:style-name="Heading_20_2">
Library</text:h>
      <text:p text:style-name="Text_20_body">While the main purpose of Crowbook is to be runned as a command line, the code is written as a library, so if you want to build on it you can use it as such. The code is currently badly documented (and badly in a general manner), but you can look at the generated documentation <text:a xlink:type="simple" xlink:href="http://lise-henry.github.io/rust/crowbook/">here</text:a>.</text:p>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ile for more information.</text:p>
      <text:h text:style-name="Heading_20_1">
2. The configuration file</text:h>
      <text:p text:style-name="Text_20_body">If you want to use Crowbook for your book, this configuration file is all you'll have to add (assuming you'll already have the book in Markdown files; if you don't, you'll also have to write a book first, but that's besides the scope of this document).</text:p>
      <text:p text:style-name="Text_20_body">The format is not very complicated, and it looks a bit like YAML.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text:p>
        </text:list-item>
        <text:list-item>
          <text:p>a list of Markdown files.</text:p>
        </text:list-item>
      </text:list>
      <text:p text:style-name="Text_20_body">Files starting with the <text:span text:style-name="Preformatted_20_Text">#</text:span> characters are comments and are discarded by Crowbook when parsing the files. Note that <text:span text:style-name="Preformatted_20_Text">#</text:span> must be at the <text:span text:style-name="T1">beginning</text:span> of the line, so e.g.:</text:p>
      <text:p text:style-name="Text_20_Body">author: John Smith # aka John Doe
</text:p>
      <text:p text:style-name="Text_20_body">will set the <text:span text:style-name="Preformatted_20_Text">author</text:span> key to <text:span text:style-name="Preformatted_20_Text">John Smith # aka John Doe</text:span>.</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oc for epub);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 We want first chapter to be Chapter 0 because we are programmers!
0. chapter_0.md
# Next chapters can be numbered automatically
+ chapter_1.md
+ chapter_3.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 file is, <text:span text:style-name="T1">not</text:span> to the directory where you are when running <text:span text:style-name="Preformatted_20_Text">crowbook</text:span>. E.g.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on't get too angry at you and will just print a warning and treat it as another chapter (numbered according to the scheme specified for including the file). It will however mess the table of contents if Crowbook tries to generate one (e.g. for Epub).</text:p>
      <text:p text:style-name="Text_20_body">It's also a problem if you do <text:span text:style-name="T1">not</text:span> have a level-1 header in a markdown file. If it is a numbered chapter Crowbook will still be able to infer a chapter name, but if it is not numbered Crowbook will fail to generate an Epub file.</text:p>
      <text:p/>
      <text:p>***</text:p>
      <text:p/>
      <text:p text:style-name="Text_20_body">So, to sum it up. <text:span text:style-name="T1">please</text:span>: one file = one chapter, a chapter starts with a title, and this way this will work nice.</text:p>
      <text:h text:style-name="Heading_20_2">
Crowbook options</text:h>
      <text:p text:style-name="Text_20_body">The first part of the configuration file is dedicated to pass options to Crowbook. Each one is of the form <text:span text:style-name="Preformatted_20_Text">option: value</text:span>. Note that you don't have to put string in quotes, e.g.:</text:p>
      <text:p text:style-name="Text_20_Body">title: My title
</text:p>
      <text:p text:style-name="Text_20_body">If you <text:span text:style-name="T1">do</text:span> use quotes, Crowbook will actually put those quotes in the string, so basically don't do that.</text:p>
      <text:p text:style-name="Text_20_body">It is possible to use multiline strings with either <text:span text:style-name="Preformatted_20_Text">&gt;</text:span> or <text:span text:style-name="Preformatted_20_Tex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whereas</text:p>
      <text:p text:style-name="Text_20_Body">title: &gt;
 A
 long
 title
author: Joan Doe
</text:p>
      <text:p text:style-name="Text_20_body">will set <text:span text:style-name="Preformatted_20_Text">title</text:span> to <text:span text:style-name="Preformatted_20_Text">"A\nlong\ntitle\n"</text:span> (replicating line returns).</text:p>
      <text:p text:style-name="Text_20_body">This feature is useful for options like <text:span text:style-name="Preformatted_20_Text">description</text:span> who may take a long string.</text:p>
      <text:h text:style-name="Heading_20_3">
Options summary</text:h>
      <text:h text:style-name="Heading_20_3">
Metadata</text:h>
      <text:list>
        <text:list-item>
          <text:p><text:span text:style-name="T2"><text:span text:style-name="Preformatted_20_Text">author</text:span></text:span><text:list>
<text:list-item>
<text:p><text:span text:style-name="T2">type</text:span>: string</text:p></text:list-item><text:list-item>
<text:p><text:span text:style-name="T2">default value</text:span>: <text:span text:style-name="Preformatted_20_Text">Anonymous</text:span></text:p></text:list-item><text:list-item>
<text:p>The author of the book</text:p></text:list-item></text:list>
</text:p>
        </text:list-item>
        <text:list-item>
          <text:p><text:span text:style-name="T2"><text:span text:style-name="Preformatted_20_Text">title</text:span></text:span><text:list>
<text:list-item>
<text:p><text:span text:style-name="T2">type</text:span>: string</text:p></text:list-item><text:list-item>
<text:p><text:span text:style-name="T2">default value</text:span>: <text:span text:style-name="Preformatted_20_Text">Untitled</text:span></text:p></text:list-item><text:list-item>
<text:p>The title of the book</text:p></text:list-item></text:list>
</text:p>
        </text:list-item>
        <text:list-item>
          <text:p><text:span text:style-name="T2"><text:span text:style-name="Preformatted_20_Text">lang</text:span></text:span><text:list>
<text:list-item>
<text:p><text:span text:style-name="T2">type</text:span>: string</text:p></text:list-item><text:list-item>
<text:p><text:span text:style-name="T2">default value</text:span>: <text:span text:style-name="Preformatted_20_Text">en</text:span></text:p></text:list-item><text:list-item>
<text:p>The language of the book</text:p></text:list-item></text:list>
</text:p>
        </text:list-item>
        <text:list-item>
          <text:p><text:span text:style-name="T2"><text:span text:style-name="Preformatted_20_Text">subject</text:span></text:span><text:list>
<text:list-item>
<text:p><text:span text:style-name="T2">type</text:span>: string</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string</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string</text:p></text:list-item><text:list-item>
<text:p><text:span text:style-name="T2">default value</text:span>: <text:span text:style-name="Preformatted_20_Text">not set</text:span></text:p></text:list-item><text:list-item>
<text:p>File name of the cover of the book</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string</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string</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tex</text:span></text:span><text:list>
<text:list-item>
<text:p><text:span text:style-name="T2">type</text:span>: string</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string</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string</text:p></text:list-item><text:list-item>
<text:p><text:span text:style-name="T2">default value</text:span>: <text:span text:style-name="Preformatted_20_Text">not set</text:span></text:p></text:list-item><text:list-item>
<text:p>Output file name for ODT rendering</text:p></text:list-item></text:list>
</text:p>
        </text:list-item>
      </text:list>
      <text:h text:style-name="Heading_20_3">
Misc options</text:h>
      <text:list>
        <text:list-item>
          <text:p><text:span text:style-name="T2"><text:span text:style-name="Preformatted_20_Text">numbering</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o number (0: no numbering, 1: only chapters, ..., 6: all)</text:p></text:list-item></text:list>
</text:p>
        </text:list-item>
        <text:list-item>
          <text:p><text:span text:style-name="T2"><text:span text:style-name="Preformatted_20_Text">autoclean</text:span></text:span><text:list>
<text:list-item>
<text:p><text:span text:style-name="T2">type</text:span>: boolean</text:p></text:list-item><text:list-item>
<text:p><text:span text:style-name="T2">default value</text:span>: <text:span text:style-name="Preformatted_20_Text">true</text:span></text:p></text:list-item><text:list-item>
<text:p>Toggles cleaning of input markdown (not used for LaTeX)</text:p></text:list-item></text:list>
</text:p>
        </text:list-item>
        <text:list-item>
          <text:p><text:span text:style-name="T2"><text:span text:style-name="Preformatted_20_Text">verbose</text:span></text:span><text:list>
<text:list-item>
<text:p><text:span text:style-name="T2">type</text:span>: boolean</text:p></text:list-item><text:list-item>
<text:p><text:span text:style-name="T2">default value</text:span>: <text:span text:style-name="Preformatted_20_Text">false</text:span></text:p></text:list-item><text:list-item>
<text:p>Toggle verbose mode</text:p></text:list-item></text:list>
</text:p>
        </text:list-item>
        <text:list-item>
          <text:p><text:span text:style-name="T2"><text:span text:style-name="Preformatted_20_Text">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text:p></text:list-item></text:list>
</text:p>
        </text:list-item>
        <text:list-item>
          <text:p><text:span text:style-name="T2"><text:span text:style-name="Preformatted_20_Text">nb_char</text:span></text:span><text:list>
<text:list-item>
<text:p><text:span text:style-name="T2">type</text:span>: char</text:p></text:list-item><text:list-item>
<text:p><text:span text:style-name="T2">default value</text:span>: <text:span text:style-name="Preformatted_20_Text">' '</text:span></text:p></text:list-item><text:list-item>
<text:p>The non-breaking character to use for autoclean when lang is set to fr</text:p></text:list-item></text:list>
</text:p>
        </text:list-item>
        <text:list-item>
          <text:p><text:span text:style-name="T2"><text:span text:style-name="Preformatted_20_Text">temp_dir</text:span></text:span><text:list>
<text:list-item>
<text:p><text:span text:style-name="T2">type</text:span>: string</text:p></text:list-item><text:list-item>
<text:p><text:span text:style-name="T2">default value</text:span>: <text:span text:style-name="Preformatted_20_Text">.</text:span></text:p></text:list-item><text:list-item>
<text:p>Path where to create a temporary directory</text:p></text:list-item></text:list>
</text:p>
        </text:list-item>
        <text:list-item>
          <text:p><text:span text:style-name="T2"><text:span text:style-name="Preformatted_20_Text">numbering_template</text:span></text:span><text:list>
<text:list-item>
<text:p><text:span text:style-name="T2">type</text:span>: string</text:p></text:list-item><text:list-item>
<text:p><text:span text:style-name="T2">default value</text:span>: <text:span text:style-name="Preformatted_20_Text">{{number}}. {{title}}</text:span></text:p></text:list-item><text:list-item>
<text:p>Format of numbered titles</text:p></text:list-item></text:list>
</text:p>
        </text:list-item>
      </text:list>
      <text:h text:style-name="Heading_20_3">
HTML options</text:h>
      <text:list>
        <text:list-item>
          <text:p><text:span text:style-name="T2"><text:span text:style-name="Preformatted_20_Text">html.template</text:span></text:span><text:list>
<text:list-item>
<text:p><text:span text:style-name="T2">type</text:span>: string</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css</text:span></text:span><text:list>
<text:list-item>
<text:p><text:span text:style-name="T2">type</text:span>: string</text:p></text:list-item><text:list-item>
<text:p><text:span text:style-name="T2">default value</text:span>: <text:span text:style-name="Preformatted_20_Text">not set</text:span></text:p></text:list-item><text:list-item>
<text:p>Path of a stylesheet to use with HTML rendering</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The EPUB version to generate</text:p></text:list-item></text:list>
</text:p>
        </text:list-item>
        <text:list-item>
          <text:p><text:span text:style-name="T2"><text:span text:style-name="Preformatted_20_Text">epub.css</text:span></text:span><text:list>
<text:list-item>
<text:p><text:span text:style-name="T2">type</text:span>: string</text:p></text:list-item><text:list-item>
<text:p><text:span text:style-name="T2">default value</text:span>: <text:span text:style-name="Preformatted_20_Text">not set</text:span></text:p></text:list-item><text:list-item>
<text:p>Path of a stylesheet to use with EPUB rendering</text:p></text:list-item></text:list>
</text:p>
        </text:list-item>
        <text:list-item>
          <text:p><text:span text:style-name="T2"><text:span text:style-name="Preformatted_20_Text">epub.template</text:span></text:span><text:list>
<text:list-item>
<text:p><text:span text:style-name="T2">type</text:span>: string</text:p></text:list-item><text:list-item>
<text:p><text:span text:style-name="T2">default value</text:span>: <text:span text:style-name="Preformatted_20_Text">not set</text:span></text:p></text:list-item><text:list-item>
<text:p>Path of an epub template for chapter</text:p></text:list-item></text:list>
</text:p>
        </text:list-item>
      </text:list>
      <text:h text:style-name="Heading_20_3">
LaTeX options</text:h>
      <text:list>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If set to true, will add foontotes to URL of links in LaTeX/PDF output</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pdflatex</text:span></text:p></text:list-item><text:list-item>
<text:p>LaTeX flavour to use for generating PDF</text:p></text:list-item></text:list>
</text:p>
        </text:list-item>
        <text:list-item>
          <text:p><text:span text:style-name="T2"><text:span text:style-name="Preformatted_20_Text">tex.template</text:span></text:span><text:list>
<text:list-item>
<text:p><text:span text:style-name="T2">type</text:span>: string</text:p></text:list-item><text:list-item>
<text:p><text:span text:style-name="T2">default value</text:span>: <text:span text:style-name="Preformatted_20_Text">not set</text:span></text:p></text:list-item><text:list-item>
<text:p>Path of a LaTeX template file</text:p></text:list-item></text:list>
</text:p>
        </text:list-item>
      </text:list>
      <text:h text:style-name="Heading_20_3">
Output options</text:h>
      <text:p text:style-name="Text_20_body">These options specify which files to generate. You must at least set one of this option, or Crowbook won't do anything.</text:p>
      <text:p text:style-name="Text_20_body">Recall that all file paths are relative to the directory where the config file is, not to the one where you run <text:span text:style-name="Preformatted_20_Text">crowbook</text:span>. So if you set</text:p>
      <text:p text:style-name="Text_20_Body">output.epub =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pdf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 want to use.)</text:p>
      <text:h text:style-name="Heading_20_3">
Generic options for rendering</text:h>
      <text:h text:style-name="Heading_20_4">
numbering</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numbering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this string isn't used for unnumbered chapters;</text:p>
        </text:list-item>
        <text:list-item>
          <text:p>this string isn't used by LaTeX, either.</text:p>
        </text:list-item>
      </text:list>
      <text:h text:style-name="Heading_20_4">
autoclean</text:h>
      <text:p text:style-name="Text_20_body">This option cleans a bit the input markdown. With the default implementation, it only removes consecutive spaces, which has not real impact (they are ignored anyway both by HTML viewers and by LaTeX).</text:p>
      <text:p text:style-name="Text_20_body">However, if <text:span text:style-name="Preformatted_20_Text">lang</text:span> is set to <text:span text:style-name="Preformatted_20_Text">fr</text:span>, it also tries to add non-breaking spaces in front (or after) characters like '?', '!', ';' to respect french typography.</text:p>
      <text:h text:style-name="Heading_20_4">
nb_char</text:h>
      <text:p text:style-name="Text_20_body">This option allows you to specify the non breaking character used by the french cleaning method (see above). Probably not really something you need to modify.</text:p>
      <text:h text:style-name="Heading_20_3">
Additional options</text:h>
      <text:h text:style-name="Heading_20_4">
temp_dir</text:h>
      <text:p text:style-name="Text_20_body">When it is generating epub or pdf files, Crowbook creates a temporary directory (which is then removed), named from a random uuid (so we can be pretty certain it's not gonna exist). This option specify where to create this directory. E.g., if you set:</text:p>
      <text:p text:style-name="Text_20_Body">temp_dir: /tmp
</text:p>
      <text:p text:style-name="Text_20_body">crowbook might create a temporary directory <text:span text:style-name="Preformatted_20_Text">/tmp/7fcbe41e-1676-46ba-b1a7-40c2fa37a3a7</text:span>.</text:p>
      <text:p text:style-name="Text_20_body">By default, this temporary directory is created where the config file is.</text:p>
      <text:p text:style-name="Text_20_body"><text:span text:style-name="T2">default</text:span>: <text:span text:style-name="Preformatted_20_Text">.</text:span></text:p>
      <text:h text:style-name="Heading_20_1">
3. Arguments</text:h>
      <text:p text:style-name="Text_20_body">Crowbook can takes a list of arguments:</text:p>
      <text:p text:style-name="Text_20_Body">Render a markdown book in Epub, PDF or HTML.

USAGE:
 crowbook [OPTIONS] [--] [ARGS]

OPTIONS:
 --create Creates a new book with existing markdown files.
 -h, --help Prints help information
 -l, --list-options Lists all possible option
 --list-options-md List all options, formatted in Markdow
 -o, --output &lt;FILE&gt; Specifies output file.
 -s, --set &lt;KEY_VALUES&gt; Sets a list of book options
 -t, --to &lt;FORMAT&gt; Generate specific format [values: epub, pdf, html, tex, odt]
 -V, --version Prints version information
 -v, --verbose Activate verbose mode

ARGS:
 &lt;BOOK&gt; File containing the book configuration.
 &lt;FILES&gt;... Files to list in book when using --create
</text:p>
      <text:p text:style-name="Text_20_body">Command line options allow to override options defined in &lt;BOOK&gt; configuration file. E.g., even if this file specifies 'verbose: false', calling 'crowbook --verbose &lt;BOOK&gt;' will activate verbose mode.</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current directory.</text:p>
      <text:p text:style-name="Text_20_body">The most important option obviously &lt;BOOK&gt;, i.e. the file configuration book. It is mandatory for most options: if you don't pass it, <text:span text:style-name="Preformatted_20_Text">crowbook</text:span> will simply display this help message. In a normal use case this is the only argument you'll need to pass, and <text:span text:style-name="Preformatted_20_Text">crowbook</text:span> will generate the book in all formats specified in the configuration file.</text:p>
      <text:p text:style-name="Text_20_body">It is, however, possible to pass more arguments to <text:span text:style-name="Preformatted_20_Text">crowbook</text:span>.</text:p>
      <text:h text:style-name="Heading_20_2">
&lt;text:span text:style-name="Preformatted_20_Text"&gt;--create&lt;/text:span&gt;</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e file names specified as chapter.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s the same result, but to stdout (without creating a file).</text:p>
      <text:p text:style-name="Text_20_body">When <text:span text:style-name="Preformatted_20_Text">crowbook</text:span> is runned with <text:span text:style-name="Preformatted_20_Text">--create</text:span>, it can also uses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lt;text:span text:style-name="Preformatted_20_Text"&gt;--set&lt;/text:span&gt;</text:h>
      <text:p text:style-name="Text_20_body"><text:span text:style-name="T2">usage</text:span>: `crowbook &lt;BOOK&gt; --set [KEY] [VALUE]...</text:p>
      <text:p text:style-name="Text_20_body">(or <text:span text:style-name="Preformatted_20_Text">crowbook &lt;BOOK&gt; -s [KEY] [VALUE]...</text:span></text:p>
      <text:p text:style-name="Text_20_body">This options takes a list <text:span text:style-name="Preformatted_20_Text">KEY</text:span> <text:span text:style-name="Preformatted_20_Text">VALUE</text:span> pairs and allows to set or override a book configuration option. All valid options in the configuration files are valid as keys. For more information, see <text:a xlink:type="simple" xlink:href="config.md">the configuration file page</text:a>.</text:p>
      <text:h text:style-name="Heading_20_3">
Examples</text:h>
      <text:p text:style-name="Text_20_Body">$ crowbook foo.book --set html.css style.css
</text:p>
      <text:p text:style-name="Text_20_body">will override the CSS for HTML generation (the <text:span text:style-name="Preformatted_20_Text">html.css</text:span> key) to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lt;text:span text:style-name="Preformatted_20_Text"&gt;--list-options&lt;/text:span&gt;</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either in a book configuration file or with <text:span text:style-name="Preformatted_20_Text">--set</text:span>, with a short description. There is also <text:span text:style-name="Preformatted_20_Text">--list-options-md</text:span>, which outputs markdown.</text:p>
      <text:h text:style-name="Heading_20_2">
&lt;text:span text:style-name="Preformatted_20_Text"&gt;--print-template&lt;/text:span&gt;</text:h>
      <text:p text:style-name="Text_20_body"><text:span text:style-name="T2">usage</text:span>: <text:span text:style-name="Preformatted_20_Text">crowbook --print-template template</text:span></text:p>
      <text:p text:style-name="Text_20_body">Prints to stdout the built-in template.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default one)
$ crowbook --print-template epub.template --set epub.version 3
# Returns the template for Epub 3
</text:p>
      <text:h text:style-name="Heading_20_2">
&lt;text:span text:style-name="Preformatted_20_Text"&gt;--verbose&lt;/text:span&gt;</text:h>
      <text:p text:style-name="Text_20_body"><text:span text:style-name="T2">usage</text:span>: <text:span text:style-name="Preformatted_20_Text">crowbook &lt;BOOK&gt; --verbose</text:span></text:p>
      <text:p text:style-name="Text_20_body">If this flag is set, Crowbook will print some more messages.</text:p>
      <text:h text:style-name="Heading_20_2">
&lt;text:span text:style-name="Preformatted_20_Text"&gt;--to&lt;/text:span&gt;</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text:p>
      <text:p text:style-name="Text_20_Body">crowbook --to pdf --output foo.pdf foo.book
</text:p>
      <text:p text:style-name="Text_20_body">will (try to) generate a <text:span text:style-name="Preformatted_20_Text">foo.pdf</text:span> file,.</text:p>
      <text:h text:style-name="Heading_20_2">
&lt;text:span text:style-name="Preformatted_20_Text"&gt;--output&lt;/text:span&gt;</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1">
ChangeLog</text:h>
      <text:h text:style-name="Heading_20_2">
0.2.1 (unreleased)</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